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9baee" officeooo:paragraph-rsid="0019baee"/>
    </style:style>
    <style:style style:name="P11" style:family="paragraph" style:parent-style-name="Standard" style:list-style-name="L1">
      <style:text-properties officeooo:rsid="00164c1e" officeooo:paragraph-rsid="00164c1e"/>
    </style:style>
    <style:style style:name="P12" style:family="paragraph" style:parent-style-name="Standard" style:list-style-name="L1">
      <style:text-properties officeooo:rsid="001b7c3a" officeooo:paragraph-rsid="001b7c3a"/>
    </style:style>
    <style:style style:name="P13" style:family="paragraph" style:parent-style-name="Standard" style:list-style-name="L1">
      <style:text-properties officeooo:rsid="001e5557" officeooo:paragraph-rsid="001e5557"/>
    </style:style>
    <style:style style:name="P14" style:family="paragraph" style:parent-style-name="Standard" style:list-style-name="L1">
      <style:text-properties officeooo:rsid="001d7af0" officeooo:paragraph-rsid="001d7af0"/>
    </style:style>
    <style:style style:name="T1" style:family="text">
      <style:text-properties officeooo:rsid="0017bf24"/>
    </style:style>
    <style:style style:name="T2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<text:tab/><text:span text:style-name="T1">what is PDE</text:span></text:p>
      <text:p text:style-name="P1"><text:tab/><text:span text:style-name="T1">What is PDE with anal soln and no anal soln</text:span></text:p>
      <text:p text:style-name="P1"><text:tab/><text:span text:style-name="T1">w/ ex, what is difference between laplace and NSE</text:span></text:p>
      <text:p text:style-name="P1">Physics</text:p>
      <text:p text:style-name="P1">Numerics – <text:span text:style-name="T2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assembly</text:p>
          <text:list>
            <text:list-item>
              <text:p text:style-name="P10">dataclass, class, variable, object, class, instance, attribute</text:p>
            </text:list-item>
          </text:list>
        </text:list-item>
        <text:list-item>
          <text:p text:style-name="P11">init</text:p>
          <text:list>
            <text:list-item>
              <text:p text:style-name="P11">pre-init assembly</text:p>
              <text:list>
                <text:list-item>
                  <text:p text:style-name="P11">dataclass</text:p>
                </text:list-item>
                <text:list-item>
                  <text:p text:style-name="P11">freeze</text:p>
                </text:list-item>
              </text:list>
            </text:list-item>
            <text:list-item>
              <text:p text:style-name="P11">init</text:p>
            </text:list-item>
          </text:list>
        </text:list-item>
        <text:list-item>
          <text:p text:style-name="P7">solver</text:p>
          <text:list>
            <text:list-item>
              <text:p text:style-name="P12">loop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vectorised</text:p>
              <text:list>
                <text:list-item>
                  <text:p text:style-name="P12">explanation</text:p>
                </text:list-item>
              </text:list>
            </text:list-item>
            <text:list-item>
              <text:p text:style-name="P12">difference</text:p>
              <text:list>
                <text:list-item>
                  <text:p text:style-name="P12">why vectorised&gt;loop?</text:p>
                </text:list-item>
              </text:list>
            </text:list-item>
            <text:list-item>
              <text:p text:style-name="P13">Results dataclass</text:p>
            </text:list-item>
          </text:list>
        </text:list-item>
        <text:list-item>
          <text:p text:style-name="P14">Viz</text:p>
          <text:list>
            <text:list-item>
              <text:p text:style-name="P14">“form follows function”</text:p>
              <text:list>
                <text:list-item>
                  <text:p text:style-name="P13">min required defn</text:p>
                </text:list-item>
                <text:list-item>
                  <text:p text:style-name="P13">error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25T07:41:39.631716000</dc:date>
    <meta:editing-duration>PT2H19M6S</meta:editing-duration>
    <meta:editing-cycles>1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43" meta:word-count="138" meta:character-count="804" meta:non-whitespace-character-count="740"/>
  </office:meta>
</office:document-meta>
</file>